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reformattedText">class DiningPhilosophers {</text:p>
      <text:p text:style-name="PreformattedText"><text:s text:c="4"/>private final int N = 5; // Number of philosophers</text:p>
      <text:p text:style-name="PreformattedText"><text:s text:c="4"/>private final int[] state = new int[N]; // State: 0 = THINKING, 1 = HUNGRY, 2 = EATING</text:p>
      <text:p text:style-name="PreformattedText"><text:s text:c="4"/>private final Object[] forks = new Object[N]; // Forks are represented as objects</text:p>
      <text:p text:style-name="PreformattedText"/>
      <text:p text:style-name="PreformattedText"><text:s text:c="4"/>// Initialize forks</text:p>
      <text:p text:style-name="PreformattedText"><text:s text:c="4"/>public DiningPhilosophers() {</text:p>
      <text:p text:style-name="PreformattedText"><text:s text:c="8"/>for (int i = 0; i &lt; N; i++) {</text:p>
      <text:p text:style-name="PreformattedText"><text:s text:c="12"/>forks[i] = new Object(); // Each fork is an object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// Helper methods to get left and right neighbors</text:p>
      <text:p text:style-name="PreformattedText"><text:s text:c="4"/>private int left(int i) {</text:p>
      <text:p text:style-name="PreformattedText"><text:s text:c="8"/>return (i + N - 1) % N;</text:p>
      <text:p text:style-name="PreformattedText"><text:s text:c="4"/>}</text:p>
      <text:p text:style-name="PreformattedText"/>
      <text:p text:style-name="PreformattedText"><text:s text:c="4"/>private int right(int i) {</text:p>
      <text:p text:style-name="PreformattedText"><text:s text:c="8"/>return (i + 1) % N;</text:p>
      <text:p text:style-name="PreformattedText"><text:s text:c="4"/>}</text:p>
      <text:p text:style-name="PreformattedText"/>
      <text:p text:style-name="PreformattedText"><text:s text:c="4"/>// Method to test if a philosopher can eat</text:p>
      <text:p text:style-name="PreformattedText"><text:s text:c="4"/>private synchronized void test(int philosopher) {</text:p>
      <text:p text:style-name="PreformattedText"><text:s text:c="8"/>if (state[philosopher] == 1 &amp;&amp; state[left(philosopher)] != 2 &amp;&amp; state[right(philosopher)] != 2) {</text:p>
      <text:p text:style-name="PreformattedText"><text:s text:c="12"/>state[philosopher] = 2; // Set state to EATING</text:p>
      <text:p text:style-name="PreformattedText"><text:s text:c="12"/>System.out.println("Philosopher " + (philosopher + 1) + " takes fork " + (left(philosopher) + 1)</text:p>
      <text:p text:style-name="PreformattedText"><text:s text:c="31"/>+ " and fork " + (philosopher + 1) + " and starts Eating");</text:p>
      <text:p text:style-name="PreformattedText"><text:s text:c="12"/>notifyAll(); // Notify other waiting threads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// Method for a philosopher to take forks</text:p>
      <text:p text:style-name="PreformattedText"><text:s text:c="4"/>public synchronized void takeForks(int philosopher) {</text:p>
      <text:p text:style-name="PreformattedText"><text:s text:c="8"/>state[philosopher] = 1; // Set state to HUNGRY</text:p>
      <text:p text:style-name="PreformattedText"><text:s text:c="8"/>System.out.println("Philosopher " + (philosopher + 1) + " is Hungry");</text:p>
      <text:p text:style-name="PreformattedText"/>
      <text:p text:style-name="PreformattedText"><text:s text:c="8"/>// Try to acquire left and right forks</text:p>
      <text:p text:style-name="PreformattedText"><text:s text:c="8"/>synchronized (forks[left(philosopher)]) {</text:p>
      <text:p text:style-name="PreformattedText"><text:s text:c="12"/>synchronized (forks[philosopher]) {</text:p>
      <text:p text:style-name="PreformattedText"><text:s text:c="16"/>test(philosopher); // Check if the philosopher can eat</text:p>
      <text:p text:style-name="PreformattedText"><text:s text:c="12"/>}</text:p>
      <text:p text:style-name="PreformattedText"><text:s text:c="8"/>}</text:p>
      <text:p text:style-name="PreformattedText"/>
      <text:p text:style-name="PreformattedText"><text:s text:c="8"/>// Wait if not eating</text:p>
      <text:p text:style-name="PreformattedText"><text:s text:c="8"/>while (state[philosopher] != 2) {</text:p>
      <text:p text:style-name="PreformattedText"><text:s text:c="12"/>try {</text:p>
      <text:p text:style-name="PreformattedText"><text:s text:c="16"/>wait();</text:p>
      <text:p text:style-name="PreformattedText"><text:s text:c="12"/>} catch (InterruptedException e) {</text:p>
      <text:p text:style-name="PreformattedText"><text:s text:c="16"/>Thread.currentThread().interrupt();</text:p>
      <text:p text:style-name="PreformattedText"><text:s text:c="12"/>}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// Method for a philosopher to put down forks</text:p>
      <text:p text:style-name="PreformattedText"><text:s text:c="4"/>public synchronized void putForks(int philosopher) {</text:p>
      <text:p text:style-name="PreformattedText"><text:s text:c="8"/>if (state[philosopher] != 2) { // Ensure the philosopher is eating</text:p>
      <text:p text:style-name="PreformattedText"><text:s text:c="12"/>return;</text:p>
      <text:p text:style-name="PreformattedText"><text:s text:c="8"/>}</text:p>
      <text:p text:style-name="PreformattedText"/>
      <text:soft-page-break/>
      <text:p text:style-name="PreformattedText"><text:s text:c="8"/>state[philosopher] = 0; // Set state to THINKING</text:p>
      <text:p text:style-name="PreformattedText"><text:s text:c="8"/>System.out.println("Philosopher " + (philosopher + 1) + " puts down forks and starts Thinking");</text:p>
      <text:p text:style-name="PreformattedText"/>
      <text:p text:style-name="PreformattedText"><text:s text:c="8"/>// Check if neighbors can eat</text:p>
      <text:p text:style-name="PreformattedText"><text:s text:c="8"/>test(left(philosopher));</text:p>
      <text:p text:style-name="PreformattedText"><text:s text:c="8"/>test(right(philosopher));</text:p>
      <text:p text:style-name="PreformattedText"><text:s text:c="4"/>}</text:p>
      <text:p text:style-name="PreformattedText">}</text:p>
      <text:p text:style-name="PreformattedText"/>
      <text:p text:style-name="PreformattedText">class Philosopher implements Runnable {</text:p>
      <text:p text:style-name="PreformattedText"><text:s text:c="4"/>private final int id;</text:p>
      <text:p text:style-name="PreformattedText"><text:s text:c="4"/>private final DiningPhilosophers dp;</text:p>
      <text:p text:style-name="PreformattedText"/>
      <text:p text:style-name="PreformattedText"><text:s text:c="4"/>public Philosopher(int id, DiningPhilosophers dp) {</text:p>
      <text:p text:style-name="PreformattedText"><text:s text:c="8"/>this.id = id;</text:p>
      <text:p text:style-name="PreformattedText"><text:s text:c="8"/>this.dp = dp;</text:p>
      <text:p text:style-name="PreformattedText"><text:s text:c="4"/>}</text:p>
      <text:p text:style-name="PreformattedText"/>
      <text:p text:style-name="PreformattedText"><text:s text:c="4"/>@Override</text:p>
      <text:p text:style-name="PreformattedText"><text:s text:c="4"/>public void run() {</text:p>
      <text:p text:style-name="PreformattedText"><text:s text:c="8"/>try {</text:p>
      <text:p text:style-name="PreformattedText"><text:s text:c="12"/>while (true) {</text:p>
      <text:p text:style-name="PreformattedText"><text:s text:c="16"/>System.out.println("Philosopher " + (id + 1) + " is Thinking");</text:p>
      <text:p text:style-name="PreformattedText"><text:s text:c="16"/>Thread.sleep(1000); // Simulate thinking</text:p>
      <text:p text:style-name="PreformattedText"><text:s text:c="16"/>dp.takeForks(id);</text:p>
      <text:p text:style-name="PreformattedText"><text:s text:c="16"/>Thread.sleep(1000); // Simulate eating</text:p>
      <text:p text:style-name="PreformattedText"><text:s text:c="16"/>dp.putForks(id);</text:p>
      <text:p text:style-name="PreformattedText"><text:s text:c="12"/>}</text:p>
      <text:p text:style-name="PreformattedText"><text:s text:c="8"/>} catch (InterruptedException e) {</text:p>
      <text:p text:style-name="PreformattedText"><text:s text:c="12"/>Thread.currentThread().interrupt();</text:p>
      <text:p text:style-name="PreformattedText"><text:s text:c="8"/>}</text:p>
      <text:p text:style-name="PreformattedText"><text:s text:c="4"/>}</text:p>
      <text:p text:style-name="PreformattedText">}</text:p>
      <text:p text:style-name="PreformattedText"/>
      <text:p text:style-name="PreformattedText">public class dp_monitor {</text:p>
      <text:p text:style-name="PreformattedText"><text:s text:c="4"/>public static void main(String[] args) {</text:p>
      <text:p text:style-name="PreformattedText"><text:s text:c="8"/>DiningPhilosophers dp = new DiningPhilosophers();</text:p>
      <text:p text:style-name="PreformattedText"><text:s text:c="8"/>Thread[] philosophers = new Thread[5];</text:p>
      <text:p text:style-name="PreformattedText"/>
      <text:p text:style-name="PreformattedText"><text:s text:c="8"/>// Create philosopher threads</text:p>
      <text:p text:style-name="PreformattedText"><text:s text:c="8"/>for (int i = 0; i &lt; 5; i++) {</text:p>
      <text:p text:style-name="PreformattedText"><text:s text:c="12"/>philosophers[i] = new Thread(new Philosopher(i, dp));</text:p>
      <text:p text:style-name="PreformattedText"><text:s text:c="12"/>philosophers[i].start();</text:p>
      <text:p text:style-name="PreformattedText"><text:s text:c="8"/>}</text:p>
      <text:p text:style-name="PreformattedText"/>
      <text:p text:style-name="PreformattedText"><text:s text:c="8"/>// Join threads (optional for continuous simulation)</text:p>
      <text:p text:style-name="PreformattedText"><text:s text:c="8"/>for (Thread philosopher : philosophers) {</text:p>
      <text:p text:style-name="PreformattedText"><text:s text:c="12"/>try {</text:p>
      <text:p text:style-name="PreformattedText"><text:s text:c="16"/>philosopher.join();</text:p>
      <text:p text:style-name="PreformattedText"><text:s text:c="12"/>} catch (InterruptedException e) {</text:p>
      <text:p text:style-name="PreformattedText"><text:s text:c="16"/>Thread.currentThread().interrupt();</text:p>
      <text:p text:style-name="PreformattedText"><text:s text:c="12"/>}</text:p>
      <text:p text:style-name="PreformattedText"><text:s text:c="8"/>}</text:p>
      <text:p text:style-name="PreformattedText"><text:s text:c="4"/>}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34:00Z</meta:creation-date>
    <dc:date>2024-11-18T13:34:00Z</dc:date>
    <meta:template xlink:href="Normal" xlink:type="simple"/>
    <meta:editing-cycles>2</meta:editing-cycles>
    <meta:editing-duration>PT0S</meta:editing-duration>
    <meta:document-statistic meta:page-count="3" meta:paragraph-count="7" meta:word-count="563" meta:character-count="3771" meta:row-count="26" meta:non-whitespace-character-count="3215"/>
  </office:meta>
</office:document-meta>
</file>